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616cm"/>
    </style:style>
    <style:style style:name="co2" style:family="table-column">
      <style:table-column-properties fo:break-before="auto" style:column-width="17.819cm"/>
    </style:style>
    <style:style style:name="co3" style:family="table-column">
      <style:table-column-properties fo:break-before="auto" style:column-width="18.635cm"/>
    </style:style>
    <style:style style:name="co4" style:family="table-column">
      <style:table-column-properties fo:break-before="auto" style:column-width="13.107cm"/>
    </style:style>
    <style:style style:name="co5" style:family="table-column">
      <style:table-column-properties fo:break-before="auto" style:column-width="7.96cm"/>
    </style:style>
    <style:style style:name="co6" style:family="table-column">
      <style:table-column-properties fo:break-before="auto" style:column-width="48.129cm"/>
    </style:style>
    <style:style style:name="co7" style:family="table-column">
      <style:table-column-properties fo:break-before="auto" style:column-width="21.659cm"/>
    </style:style>
    <style:style style:name="co8" style:family="table-column">
      <style:table-column-properties fo:break-before="auto" style:column-width="6.625cm"/>
    </style:style>
    <style:style style:name="co9" style:family="table-column">
      <style:table-column-properties fo:break-before="auto" style:column-width="18.771cm"/>
    </style:style>
    <style:style style:name="co10" style:family="table-column">
      <style:table-column-properties fo:break-before="auto" style:column-width="8.287cm"/>
    </style:style>
    <style:style style:name="co11" style:family="table-column">
      <style:table-column-properties fo:break-before="auto" style:column-width="29.284cm"/>
    </style:style>
    <style:style style:name="co12" style:family="table-column">
      <style:table-column-properties fo:break-before="auto" style:column-width="14.115cm"/>
    </style:style>
    <style:style style:name="co13" style:family="table-column">
      <style:table-column-properties fo:break-before="auto" style:column-width="40.504cm"/>
    </style:style>
    <style:style style:name="co14" style:family="table-column">
      <style:table-column-properties fo:break-before="auto" style:column-width="21.54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475cm"/>
    </style:style>
    <style:style style:name="co17" style:family="table-column">
      <style:table-column-properties fo:break-before="auto" style:column-width="6.535cm"/>
    </style:style>
    <style:style style:name="co18" style:family="table-column">
      <style:table-column-properties fo:break-before="auto" style:column-width="5.567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6.324cm"/>
    </style:style>
    <style:style style:name="co21" style:family="table-column">
      <style:table-column-properties fo:break-before="auto" style:column-width="4.112cm"/>
    </style:style>
    <style:style style:name="co22" style:family="table-column">
      <style:table-column-properties fo:break-before="auto" style:column-width="41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ircuit Questions - Year 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What would happen to the reading on a voltmeter connected across the resistor if I disconnect the battery from the circuit?</text:p>
          </table:table-cell>
          <table:table-cell office:value-type="string" calcext:value-type="string">
            <text:p>Now, what would happen to the voltmeter reading across the battery if I disconnect the battery from the circuit?</text:p>
          </table:table-cell>
          <table:table-cell office:value-type="string" calcext:value-type="string">
            <text:p>In Circuit 2, what is the reading on voltmeter V2 (which measures the potential difference across the 8 ohm resistor).</text:p>
          </table:table-cell>
          <table:table-cell office:value-type="string" calcext:value-type="string">
            <text:p>Compared to the 2 ohm resistor, the current going through the 8 ohm resistor is...</text:p>
          </table:table-cell>
          <table:table-cell office:value-type="string" calcext:value-type="string">
            <text:p>In Circuit 3, what is the voltmeter reading for V1:</text:p>
          </table:table-cell>
          <table:table-cell office:value-type="string" calcext:value-type="string">
            <text:p>Compared to the 2 ohm resistor, the current going through the 8 ohm resistor is...</text:p>
          </table:table-cell>
          <table:table-cell office:value-type="string" calcext:value-type="string">
            <text:p>For the questions before on Circuits 2 and 3, explain the differences in your answer, if any. Answer in terms of energy, charge, voltage, and current. </text:p>
          </table:table-cell>
          <table:table-cell office:value-type="string" calcext:value-type="string">
            <text:p>What is potential difference? Do not answer in terms of formulae, instead think about what what this term represents in terms of charge.</text:p>
          </table:table-cell>
          <table:table-cell office:value-type="string" calcext:value-type="string">
            <text:p>What is the role of a battery in a circuit?</text:p>
          </table:table-cell>
          <table:table-cell office:value-type="string" calcext:value-type="string">
            <text:p>Consider Circuit 4. The readings on the ammeters (which measure the current going through them) AM1 and AM2 are:</text:p>
          </table:table-cell>
          <table:table-cell office:value-type="string" calcext:value-type="string">
            <text:p>The readings on the voltmeters VM1 and VM2 are:</text:p>
          </table:table-cell>
          <table:table-cell office:value-type="string" calcext:value-type="string">
            <text:p>Consider Circuit 4 in terms of the flow of charge, and what is going on with the charge carriers. Suddenly, I change the resistance of the resistor. What is the correct ordering of events?</text:p>
          </table:table-cell>
          <table:table-cell office:value-type="string" calcext:value-type="string">
            <text:p>For whichever answer you chose to the previous question, explain your answer:</text:p>
          </table:table-cell>
          <table:table-cell office:value-type="string" calcext:value-type="string">
            <text:p>Compare the brightness of Bulb 1 (B1) &amp; Bulb 2 (B2) in Circuits 5 (C5) &amp; Circuit 6 (C6). Assume the voltage of the battery is the same in both cases. Justify your reasoning</text:p>
          </table:table-cell>
          <table:table-cell office:value-type="string" calcext:value-type="string">
            <text:p>What conceptual difficulties do you have with the concept of voltage, if any?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tay the same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The force caused by the charge carriers between 2 points on a circuit</text:p>
          </table:table-cell>
          <table:table-cell office:value-type="string" calcext:value-type="string">
            <text:p>To act as a source of current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 office:value-type="string" calcext:value-type="string">
            <text:p>am2 changes first because it comes after the resistor</text:p>
          </table:table-cell>
          <table:table-cell office:value-type="string" calcext:value-type="string">
            <text:p>the brightness of b1 in c5 would be brighter than b1 in c6 because it gets all of the power instead of half and that is the same for b2</text:p>
          </table:table-cell>
          <table:table-cell office:value-type="string" calcext:value-type="string">
            <text:p>I cant remember if it decreases over the circuit or if it splits when there is a split in the circuit.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current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Neither changes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A property of current which relates it to the energy carried by the charge carriers</text:p>
          </table:table-cell>
          <table:table-cell office:value-type="string" calcext:value-type="string">
            <text:p>To act as a source of cur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they are stationed at similar points</text:p>
          </table:table-cell>
          <table:table-cell office:value-type="string" calcext:value-type="string">
            <text:p>bulb 1 and 2 in circuit 5 will be dimmer and more likely to malfunction. <text:s/>This is because the amount of voltage supplied to circuit 6 bulbs is equal and both enjoy the full power of the battery</text:p>
          </table:table-cell>
          <table:table-cell office:value-type="string" calcext:value-type="string">
            <text:p>measurement and source</text:p>
          </table:table-cell>
        </table:table-row>
        <table:table-row table:style-name="ro1">
          <table:table-cell table:number-columns-repeated="2"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because the resistor keeps the electricity going through at a stable constant stage it will read the amount of ohms because It restricts the others so if 20 volts is going through a 8 ohm resistor 8 ohms will be read because coming out is being kept to a consitant stream so both the answers are the same.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because the amp 1 is inform and closer to the resistor </text:p>
          </table:table-cell>
          <table:table-cell office:value-type="string" calcext:value-type="string">
            <text:p>circuit 6 because the voltage is distributed equally because it is parallel so therefore they will be bright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tay the same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guess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I have no clue what is going on...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lol im dumb im just guessing</text:p>
          </table:table-cell>
          <table:table-cell/>
          <table:table-cell office:value-type="string" calcext:value-type="string">
            <text:p>understanding what on earth is actually going on because I am running on under an hour of sleep in the past few days and pure caffeine and I kind of just want to crawl into bed and sleep for a year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I have no clue what is going on...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lol im dumb im just guessing</text:p>
          </table:table-cell>
          <table:table-cell/>
          <table:table-cell office:value-type="string" calcext:value-type="string">
            <text:p>understanding what on earth is actually going on because I am running on under an hour of sleep in the past few days and pure caffeine and I kind of just want to crawl into bed and sleep for a year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AM2 changes, then AM1 do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 table:number-columns-repeated="2"/>
          <table:table-cell office:value-type="string" calcext:value-type="string">
            <text:p>Everything, I never studied about it.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well I don't really get it but i was just doing it by the charge near it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provide energy to the charge carriers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because it would slow the current down and get to am1 and am2 one by one</text:p>
          </table:table-cell>
          <table:table-cell office:value-type="string" calcext:value-type="string">
            <text:p>well buld 2 in circuit 5 would be brighter because it has an easier pa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not sure</text:p>
          </table:table-cell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not sure</text:p>
          </table:table-cell>
          <table:table-cell table:number-columns-repeated="2" office:value-type="string" calcext:value-type="string">
            <text:p>dont know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cur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because its closer</text:p>
          </table:table-cell>
          <table:table-cell office:value-type="string" calcext:value-type="string">
            <text:p>bulb 1 and bulb 2 in circuit 5 are more brighter because theyre connected closer,but bulb 1 and bulb 2 in circuit 6 not so much because theyre seperated but still connected. </text:p>
          </table:table-cell>
          <table:table-cell/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I put a different answer because it is laid out differently.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I figured that if the resistance changed so both of them would change at the same time.</text:p>
          </table:table-cell>
          <table:table-cell office:value-type="string" calcext:value-type="string">
            <text:p>I think they would all be the same brightness</text:p>
          </table:table-cell>
          <table:table-cell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act as a source of voltage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/>
          <table:table-cell office:value-type="string" calcext:value-type="string">
            <text:p>i think its the same</text:p>
          </table:table-cell>
          <table:table-cell office:value-type="string" calcext:value-type="string">
            <text:p>not really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act as a source of cur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provide energy to the charge carriers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the difference is that in the second circuit v1 is equally as far away as v2 from the power source however in circuit 3 v1 is much closer to the power and intercepts the power going to v2 this would mean it would get more power and more voltage.</text:p>
          </table:table-cell>
          <table:table-cell office:value-type="string" calcext:value-type="string">
            <text:p>A property of current which relates it to the energy carried by the charge carriers</text:p>
          </table:table-cell>
          <table:table-cell office:value-type="string" calcext:value-type="string">
            <text:p>To create energy in the form of char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 office:value-type="string" calcext:value-type="string">
            <text:p>the position of each voltometer depended its reading</text:p>
          </table:table-cell>
          <table:table-cell office:value-type="string" calcext:value-type="string">
            <text:p>in c6 the first bulb would be brighter as it intercepts the charge going to bulb 2 and in c5 b1 and b2 would be equal as they are equally as far away from the charge</text:p>
          </table:table-cell>
          <table:table-cell office:value-type="string" calcext:value-type="string">
            <text:p>i dont have any.</text:p>
          </table:table-cell>
        </table:table-row>
        <table:table-row table:style-name="ro1">
          <table:table-cell office:value-type="string" calcext:value-type="string">
            <text:p>It would stay the same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/>
          <table:table-cell office:value-type="string" calcext:value-type="string">
            <text:p>in circuit 5 they will be the same level of brightness because they have the same distance from the battery meaning tthey would get the same level of brightness but in circuit 6 bulb 1 is not on a direct path to the battery whereas bulb 2 is a complete loop <text:s/></text:p>
          </table:table-cell>
          <table:table-cell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m not sure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not 100% sure but i think that the charge would reach each one at the same time</text:p>
          </table:table-cell>
          <table:table-cell office:value-type="string" calcext:value-type="string">
            <text:p>there are only two bulbs in each and they have the same voltage of battery and components in each circuit</text:p>
          </table:table-cell>
          <table:table-cell office:value-type="string" calcext:value-type="string">
            <text:p>As much as i like science i have not done anything about circuits for around 2 years, so my concept of voltage is a little hazy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create energy in the form of charge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 would slow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f im honest I don't really know what either meant.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provide energy to the charge carriers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 office:value-type="string" calcext:value-type="string">
            <text:p>because am2 is closer to the battery so it will receive the charge first</text:p>
          </table:table-cell>
          <table:table-cell office:value-type="string" calcext:value-type="string">
            <text:p>circuit five they will be the same brightness and in circuit five tbulb one will be brighter because in circuit 5 they are the same distance from the battery in circuit 6 bulb 2 is further away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act as a source of voltage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2 changes, then AM1 does</text:p>
          </table:table-cell>
          <table:table-cell/>
          <table:table-cell office:value-type="string" calcext:value-type="string">
            <text:p>I'm not sure</text:p>
          </table:table-cell>
          <table:table-cell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The circuit is built the Same but shown different </text:p>
          </table:table-cell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provide energy to the charge carrier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They both change at the same time</text:p>
          </table:table-cell>
          <table:table-cell/>
          <table:table-cell office:value-type="string" calcext:value-type="string">
            <text:p>The brightness in bulb 6 will be better and higher</text:p>
          </table:table-cell>
          <table:table-cell/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tay the same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i dont know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cur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i dont know</text:p>
          </table:table-cell>
          <table:table-cell office:value-type="string" calcext:value-type="string">
            <text:p>im not sure</text:p>
          </table:table-cell>
          <table:table-cell office:value-type="string" calcext:value-type="string">
            <text:p>i dont really know anything about this we havent been taught</text:p>
          </table:table-cell>
        </table:table-row>
        <table:table-row table:style-name="ro2">
          <table:table-cell table:number-columns-repeated="2"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m not sure</text:p>
            <text:p/>
          </table:table-cell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act as a source of current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AM1 because it is closer </text:p>
          </table:table-cell>
          <table:table-cell office:value-type="string" calcext:value-type="string">
            <text:p>the will be the same becasuse there is the same amount of bulbs and batteries </text:p>
          </table:table-cell>
          <table:table-cell office:value-type="string" calcext:value-type="string">
            <text:p>a lot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The force that acts on the charge carriers between 2 points in a circuit</text:p>
          </table:table-cell>
          <table:table-cell office:value-type="string" calcext:value-type="string">
            <text:p>To provide energy to the charge carriers</text:p>
          </table:table-cell>
          <table:table-cell table:number-columns-repeated="2" office:value-type="string" calcext:value-type="string">
            <text:p>The same</text:p>
          </table:table-cell>
          <table:table-cell office:value-type="string" calcext:value-type="string">
            <text:p>They both change at the same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AM2 changes, then AM1 does</text:p>
          </table:table-cell>
          <table:table-cell office:value-type="string" calcext:value-type="string">
            <text:p>i guessed</text:p>
          </table:table-cell>
          <table:table-cell office:value-type="string" calcext:value-type="string">
            <text:p>in c5 they will be sharing the power between the two bulbs where as in c6 they will each get the a higher voltage</text:p>
          </table:table-cell>
          <table:table-cell/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16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current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They both are connected to the same power points</text:p>
          </table:table-cell>
          <table:table-cell office:value-type="string" calcext:value-type="string">
            <text:p>they are both connected to the same battery</text:p>
          </table:table-cell>
          <table:table-cell/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tay the same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'm not sure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provide energy to the charge carriers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i dont know how to explain it i sort of guessed</text:p>
          </table:table-cell>
          <table:table-cell office:value-type="string" calcext:value-type="string">
            <text:p>is circuit 5 brighter?</text:p>
          </table:table-cell>
          <table:table-cell office:value-type="string" calcext:value-type="string">
            <text:p>i dont know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There is no difference because the energy is the same, the charge is the same and the voltage is the same. 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provide energy to the charge carriers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AM1 changes, then AM2 does</text:p>
          </table:table-cell>
          <table:table-cell office:value-type="string" calcext:value-type="string">
            <text:p>AM1 is closer</text:p>
          </table:table-cell>
          <table:table-cell office:value-type="string" calcext:value-type="string">
            <text:p>B! and B2 have the same brightness in C5. B1 and B2 have different brightnsess in C6</text:p>
          </table:table-cell>
          <table:table-cell office:value-type="string" calcext:value-type="string">
            <text:p>Im not sure 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A property of current which relates it to the energy carried by the charge carriers</text:p>
          </table:table-cell>
          <table:table-cell office:value-type="string" calcext:value-type="string">
            <text:p>To provide energy to the charge carrier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AM2 changes, then AM1 does</text:p>
          </table:table-cell>
          <table:table-cell/>
          <table:table-cell office:value-type="string" calcext:value-type="string">
            <text:p>Bulb 1 in circuit 6 isbrighter bcause there is extra wires for transporting energy.</text:p>
          </table:table-cell>
          <table:table-cell office:value-type="string" calcext:value-type="string">
            <text:p>I dont know</text:p>
          </table:table-cell>
        </table:table-row>
        <table:table-row table:style-name="ro1">
          <table:table-cell office:value-type="string" calcext:value-type="string">
            <text:p>It would immediately drop to 0 V</text:p>
          </table:table-cell>
          <table:table-cell office:value-type="string" calcext:value-type="string">
            <text:p>It would slowly drop to 0 V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A property of current which relates it to the energy carried by the charge carriers</text:p>
          </table:table-cell>
          <table:table-cell office:value-type="string" calcext:value-type="string">
            <text:p>To act as a source of current</text:p>
          </table:table-cell>
          <table:table-cell table:number-columns-repeated="2" office:value-type="string" calcext:value-type="string">
            <text:p>The same</text:p>
          </table:table-cell>
          <table:table-cell office:value-type="string" calcext:value-type="string">
            <text:p>AM1 changes, then AM2 do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 would slowly drop to 0 V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he difference in energy between 2 points through which charge carriers travel</text:p>
          </table:table-cell>
          <table:table-cell office:value-type="string" calcext:value-type="string">
            <text:p>To act as a source of voltag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They both change at the same time</text:p>
          </table:table-cell>
          <table:table-cell office:value-type="string" calcext:value-type="string">
            <text:p>hi</text:p>
          </table:table-cell>
          <table:table-cell table:number-columns-repeated="2"/>
        </table:table-row>
      </table:table>
      <table:table table:name="q12" table:style-name="ta1">
        <table:table-column table:style-name="co15" table:default-cell-style-name="ce12"/>
        <table:table-column table:style-name="co15" table:default-cell-style-name="ce16"/>
        <table:table-row table:style-name="ro1">
          <table:table-cell table:style-name="ce10" office:value-type="string" calcext:value-type="string">
            <text:p>Consider Circuit 4 in terms of the flow of charge, and what is going on with the charge carriers. Suddenly, I change the resistance of the resistor. What is the correct ordering of events?</text:p>
          </table:table-cell>
          <table:table-cell table:style-name="ce14" office:value-type="string" calcext:value-type="string">
            <text:p>Count - Consider Circuit 4 in terms of the flow of charge, and what is going on with the charge carriers. Suddenly, I change the resistance of the resistor. What is the correct ordering of events?</text:p>
          </table:table-cell>
        </table:table-row>
        <table:table-row table:style-name="ro1">
          <table:table-cell table:style-name="ce11" office:value-type="string" calcext:value-type="string">
            <text:p>AM1 changes, then AM2 does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M2 changes, then AM1 d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ither cha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y both change at the same time</text:p>
          </table:table-cell>
          <table:table-cell table:style-name="ce17" office:value-type="float" office:value="12" calcext:value-type="float">
            <text:p>12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11" table:style-name="ta1">
        <table:table-column table:style-name="co15" table:default-cell-style-name="ce10"/>
        <table:table-column table:style-name="co15" table:default-cell-style-name="ce14"/>
        <table:table-row table:style-name="ro1">
          <table:table-cell office:value-type="string" calcext:value-type="string">
            <text:p>The readings on the voltmeters VM1 and VM2 are:</text:p>
          </table:table-cell>
          <table:table-cell office:value-type="string" calcext:value-type="string">
            <text:p>Count - The readings on the voltmeters VM1 and VM2 are:</text:p>
          </table:table-cell>
        </table:table-row>
        <table:table-row table:style-name="ro1">
          <table:table-cell table:style-name="ce11" office:value-type="string" calcext:value-type="string">
            <text:p>Different</text:p>
          </table:table-cell>
          <table:table-cell table:style-name="ce15" office:value-type="float" office:value="27" calcext:value-type="float">
            <text:p>27</text:p>
          </table:table-cell>
        </table:table-row>
        <table:table-row table:style-name="ro1">
          <table:table-cell table:style-name="ce12" office:value-type="string" calcext:value-type="string">
            <text:p>The same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10" table:style-name="ta1">
        <table:table-column table:style-name="co15" table:default-cell-style-name="ce10"/>
        <table:table-column table:style-name="co15" table:default-cell-style-name="ce14"/>
        <table:table-row table:style-name="ro1">
          <table:table-cell office:value-type="string" calcext:value-type="string">
            <text:p>Consider Circuit 4. The readings on the ammeters (which measure the current going through them) AM1 and AM2 are:</text:p>
          </table:table-cell>
          <table:table-cell office:value-type="string" calcext:value-type="string">
            <text:p>Count - Consider Circuit 4. The readings on the ammeters (which measure the current going through them) AM1 and AM2 are:</text:p>
          </table:table-cell>
        </table:table-row>
        <table:table-row table:style-name="ro1">
          <table:table-cell table:style-name="ce11" office:value-type="string" calcext:value-type="string">
            <text:p>Different</text:p>
          </table:table-cell>
          <table:table-cell table:style-name="ce15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string" calcext:value-type="string">
            <text:p>The same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9" table:style-name="ta1">
        <table:table-column table:style-name="co16" table:default-cell-style-name="ce12"/>
        <table:table-column table:style-name="co15" table:default-cell-style-name="ce16"/>
        <table:table-row table:style-name="ro1">
          <table:table-cell table:style-name="ce10" office:value-type="string" calcext:value-type="string">
            <text:p>What is the role of a battery in a circuit?</text:p>
          </table:table-cell>
          <table:table-cell table:style-name="ce14" office:value-type="string" calcext:value-type="string">
            <text:p>Count - What is the role of a battery in a circuit?</text:p>
          </table:table-cell>
        </table:table-row>
        <table:table-row table:style-name="ro1">
          <table:table-cell table:style-name="ce11" office:value-type="string" calcext:value-type="string">
            <text:p>To act as a source of current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 act as a source of volta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 create energy in the form of char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 provide energy to the charge carriers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8" table:style-name="ta1">
        <table:table-column table:style-name="co17" table:default-cell-style-name="ce12"/>
        <table:table-column table:style-name="co15" table:default-cell-style-name="ce16"/>
        <table:table-row table:style-name="ro1">
          <table:table-cell table:style-name="ce10" office:value-type="string" calcext:value-type="string">
            <text:p>What is potential difference? Do not answer in terms of formulae, instead think about what what this term represents in terms of charge.</text:p>
          </table:table-cell>
          <table:table-cell table:style-name="ce14" office:value-type="string" calcext:value-type="string">
            <text:p>Count - What is potential difference? Do not answer in terms of formulae, instead think about what what this term represents in terms of charge.</text:p>
          </table:table-cell>
        </table:table-row>
        <table:table-row table:style-name="ro1">
          <table:table-cell table:style-name="ce11" office:value-type="string" calcext:value-type="string">
            <text:p>A property of current which relates it to the energy carried by the charge carriers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difference in energy between 2 points through which charge carriers tra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he force caused by the charge carriers between 2 points on a circ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orce that acts on the charge carriers between 2 points in a circuit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6" table:style-name="ta1">
        <table:table-column table:style-name="co15" table:default-cell-style-name="ce12"/>
        <table:table-column table:style-name="co15" table:default-cell-style-name="ce14"/>
        <table:table-row table:style-name="ro1">
          <table:table-cell table:style-name="ce10" office:value-type="string" calcext:value-type="string">
            <text:p>Compared to the 2 ohm resistor, the current going through the 8 ohm resistor is...</text:p>
          </table:table-cell>
          <table:table-cell office:value-type="string" calcext:value-type="string">
            <text:p>Count - Compared to the 2 ohm resistor, the current going through the 8 ohm resistor is...</text:p>
          </table:table-cell>
        </table:table-row>
        <table:table-row table:style-name="ro1">
          <table:table-cell table:style-name="ce11" office:value-type="string" calcext:value-type="string">
            <text:p>Higher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table:style-name="ce1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same</text:p>
          </table:table-cell>
          <table:table-cell table:style-name="ce17" office:value-type="float" office:value="16" calcext:value-type="float">
            <text:p>16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5" table:style-name="ta1">
        <table:table-column table:style-name="co15" table:default-cell-style-name="ce12"/>
        <table:table-column table:style-name="co15" table:default-cell-style-name="ce14"/>
        <table:table-row table:style-name="ro1">
          <table:table-cell table:style-name="ce10" office:value-type="string" calcext:value-type="string">
            <text:p>In Circuit 3, what is the voltmeter reading for V1:</text:p>
          </table:table-cell>
          <table:table-cell office:value-type="string" calcext:value-type="string">
            <text:p>Count - In Circuit 3, what is the voltmeter reading for V1:</text:p>
          </table:table-cell>
        </table:table-row>
        <table:table-row table:style-name="ro1">
          <table:table-cell table:style-name="ce11" office:value-type="string" calcext:value-type="string">
            <text:p>10V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 V</text:p>
          </table:table-cell>
          <table:table-cell table:style-name="ce16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 V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4" table:style-name="ta1">
        <table:table-column table:style-name="co15" table:default-cell-style-name="ce12"/>
        <table:table-column table:style-name="co15" table:default-cell-style-name="ce14"/>
        <table:table-row table:style-name="ro1">
          <table:table-cell table:style-name="ce10" office:value-type="string" calcext:value-type="string">
            <text:p>Compared to the 2 ohm resistor, the current going through the 8 ohm resistor is...</text:p>
          </table:table-cell>
          <table:table-cell office:value-type="string" calcext:value-type="string">
            <text:p>Count - Compared to the 2 ohm resistor, the current going through the 8 ohm resistor is...</text:p>
          </table:table-cell>
        </table:table-row>
        <table:table-row table:style-name="ro1">
          <table:table-cell table:style-name="ce11" office:value-type="string" calcext:value-type="string">
            <text:p>Higher</text:p>
          </table:table-cell>
          <table:table-cell table:style-name="ce1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same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3" table:style-name="ta1">
        <table:table-column table:style-name="co15" table:default-cell-style-name="ce12"/>
        <table:table-column table:style-name="co15" table:default-cell-style-name="ce16"/>
        <table:table-row table:style-name="ro1">
          <table:table-cell table:style-name="ce10" office:value-type="string" calcext:value-type="string">
            <text:p>In Circuit 2, what is the reading on voltmeter V2 (which measures the potential difference across the 8 ohm resistor).</text:p>
          </table:table-cell>
          <table:table-cell table:style-name="ce14" office:value-type="string" calcext:value-type="string">
            <text:p>Count - In Circuit 2, what is the reading on voltmeter V2 (which measures the potential difference across the 8 ohm resistor).</text:p>
          </table:table-cell>
        </table:table-row>
        <table:table-row table:style-name="ro1">
          <table:table-cell table:style-name="ce11" office:value-type="string" calcext:value-type="string">
            <text:p>16 V</text:p>
          </table:table-cell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 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 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 V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2" table:style-name="ta1">
        <table:table-column table:style-name="co18" table:default-cell-style-name="ce12"/>
        <table:table-column table:style-name="co19" table:default-cell-style-name="ce14"/>
        <table:table-row table:style-name="ro1">
          <table:table-cell table:style-name="ce10" office:value-type="string" calcext:value-type="string">
            <text:p>Now, what would happen to the voltmeter reading across the battery if I disconnect the battery from the circuit?</text:p>
          </table:table-cell>
          <table:table-cell office:value-type="string" calcext:value-type="string">
            <text:p>Count - Now, what would happen to the voltmeter reading across the battery if I disconnect the battery from the circuit?</text:p>
          </table:table-cell>
        </table:table-row>
        <table:table-row table:style-name="ro1">
          <table:table-cell table:style-name="ce11" office:value-type="string" calcext:value-type="string">
            <text:p>It would immediately drop to 0 V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table:style-name="ce1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t would stay the same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1" table:style-name="ta1">
        <table:table-column table:style-name="co20" table:default-cell-style-name="ce12"/>
        <table:table-column table:style-name="co21" table:default-cell-style-name="ce14"/>
        <table:table-row table:style-name="ro1">
          <table:table-cell table:style-name="ce10" office:value-type="string" calcext:value-type="string">
            <text:p>What would happen to the reading on a voltmeter connected across the resistor if I disconnect the battery from the circuit?</text:p>
          </table:table-cell>
          <table:table-cell office:value-type="string" calcext:value-type="string">
            <text:p>Count - What would happen to the reading on a voltmeter connected across the resistor if I disconnect the battery from the circuit?</text:p>
          </table:table-cell>
        </table:table-row>
        <table:table-row table:style-name="ro1">
          <table:table-cell table:style-name="ce11" office:value-type="string" calcext:value-type="string">
            <text:p>It would immediately drop to 0 V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 would slowly drop to 0 V</text:p>
          </table:table-cell>
          <table:table-cell table:style-name="ce16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t would stay the same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35" calcext:value-type="float">
            <text:p>35</text:p>
          </table:table-cell>
        </table:table-row>
      </table:table>
      <table:table table:name="q14 analysis" table:style-name="ta1">
        <table:table-column table:style-name="co22" table:default-cell-style-name="Default"/>
        <table:table-column table:style-name="co15" table:number-columns-repeated="1023" table:default-cell-style-name="Default"/>
        <table:table-row table:style-name="ro1">
          <table:table-cell office:value-type="string" calcext:value-type="string">
            <text:p>circuit 6 because the voltage is distributed equally because it is parallel so therefore they will be brigh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c5 they will be sharing the power between the two bulbs where as in c6 they will each get the a higher vol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b 1 in circuit 6 isbrighter bcause there is extra wires for transporting energ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b 1 and 2 in circuit 5 will be dimmer and more likely to malfunction. <text:s/>This is because the amount of voltage supplied to circuit 6 bulbs is equal and both enjoy the full power of the bat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brightness of b1 in c5 would be brighter than b1 in c6 because it gets all of the power instead of half and that is the same for b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 are only two bulbs in each and they have the same voltage of battery and components in each circu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lb 1 and bulb 2 in circuit 5 are more brighter because theyre connected closer,but bulb 1 and bulb 2 in circuit 6 not so much because theyre seperated but still connected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c6 the first bulb would be brighter as it intercepts the charge going to bulb 2 and in c5 b1 and b2 would be equal as they are equally as far away from the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circuit 5 they will be the same level of brightness because they have the same distance from the battery meaning tthey would get the same level of brightness but in circuit 6 bulb 1 is not on a direct path to the battery whereas bulb 2 is a complete loop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uit five they will be the same brightness and in circuit five tbulb one will be brighter because in circuit 5 they are the same distance from the battery in circuit 6 bulb 2 is further a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ll buld 2 in circuit 5 would be brighter because it has an easier pa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y are both connected to the same bat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! and B2 have the same brightness in C5. B1 and B2 have different brightnsess in 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 not s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'm not s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will be the same becasuse there is the same amount of bulbs and batterie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brightness in bulb 6 will be better and hig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ink they would all be the same brigh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circuit 5 bright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nt kn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ink its the same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number-columns-repeated="1023" office:value-type="string" calcext:value-type="string">
            <text:p>?</text:p>
          </table:table-cell>
        </table:table-row>
      </table:table>
      <table:table table:name="q7" table:style-name="ta1">
        <table:table-column table:style-name="co6" table:default-cell-style-name="Default"/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 have no clue what is going on...</text:p>
          </table:table-cell>
        </table:table-row>
        <table:table-row table:style-name="ro1">
          <table:table-cell office:value-type="string" calcext:value-type="string">
            <text:p>I have no clue what is going on...</text:p>
          </table:table-cell>
        </table:table-row>
        <table:table-row table:style-name="ro1">
          <table:table-cell office:value-type="string" calcext:value-type="string">
            <text:p>well I don't really get it but i was just doing it by the charge near it</text:p>
          </table:table-cell>
        </table:table-row>
        <table:table-row table:style-name="ro1">
          <table:table-cell office:value-type="string" calcext:value-type="string">
            <text:p>not sure</text:p>
          </table:table-cell>
        </table:table-row>
        <table:table-row table:style-name="ro1">
          <table:table-cell office:value-type="string" calcext:value-type="string">
            <text:p>I put a different answer because it is laid out differently.</text:p>
          </table:table-cell>
        </table:table-row>
        <table:table-row table:style-name="ro1">
          <table:table-cell office:value-type="string" calcext:value-type="string">
            <text:p>im not sure</text:p>
          </table:table-cell>
        </table:table-row>
        <table:table-row table:style-name="ro1">
          <table:table-cell office:value-type="string" calcext:value-type="string">
            <text:p>The circuit is built the Same but shown different </text:p>
          </table:table-cell>
        </table:table-row>
        <table:table-row table:style-name="ro1">
          <table:table-cell office:value-type="string" calcext:value-type="string">
            <text:p>i dont know</text:p>
          </table:table-cell>
        </table:table-row>
        <table:table-row table:style-name="ro1">
          <table:table-cell office:value-type="string" calcext:value-type="string">
            <text:p>im not sure</text:p>
          </table:table-cell>
        </table:table-row>
        <table:table-row table:style-name="ro1"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i'm not sure</text:p>
          </table:table-cell>
        </table:table-row>
        <table:table-row table:style-name="ro1">
          <table:table-cell office:value-type="string" calcext:value-type="string">
            <text:p>if im honest I don't really know what either mean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re is no difference because the energy is the same, the charge is the same and the voltage is the same. </text:p>
          </table:table-cell>
        </table:table-row>
        <table:table-row table:style-name="ro1">
          <table:table-cell office:value-type="string" calcext:value-type="string">
            <text:p>because the resistor keeps the electricity going through at a stable constant stage it will read the amount of ohms because It restricts the others so if 20 volts is going through a 8 ohm resistor 8 ohms will be read because coming out is being kept to a consitant stream so both the answers are the same.</text:p>
          </table:table-cell>
        </table:table-row>
        <table:table-row table:style-name="ro1">
          <table:table-cell office:value-type="string" calcext:value-type="string">
            <text:p>the difference is that in the second circuit v1 is equally as far away as v2 from the power source however in circuit 3 v1 is much closer to the power and intercepts the power going to v2 this would mean it would get more power and more voltage.</text:p>
          </table:table-cell>
        </table:table-row>
      </table:table>
      <table:table table:name="q13" table:style-name="ta1">
        <table:table-column table:style-name="co12" table:default-cell-style-name="Default"/>
        <table:table-row table:style-name="ro1">
          <table:table-cell office:value-type="string" calcext:value-type="string">
            <text:p>am2 changes first because it comes after the resistor</text:p>
          </table:table-cell>
        </table:table-row>
        <table:table-row table:style-name="ro1">
          <table:table-cell office:value-type="string" calcext:value-type="string">
            <text:p>they are stationed at similar points</text:p>
          </table:table-cell>
        </table:table-row>
        <table:table-row table:style-name="ro1">
          <table:table-cell office:value-type="string" calcext:value-type="string">
            <text:p>because the amp 1 is inform and closer to the resistor </text:p>
          </table:table-cell>
        </table:table-row>
        <table:table-row table:style-name="ro1">
          <table:table-cell office:value-type="string" calcext:value-type="string">
            <text:p>because its closer</text:p>
          </table:table-cell>
        </table:table-row>
        <table:table-row table:style-name="ro1">
          <table:table-cell office:value-type="string" calcext:value-type="string">
            <text:p>because am2 is closer to the battery so it will receive the charge first</text:p>
          </table:table-cell>
        </table:table-row>
        <table:table-row table:style-name="ro1">
          <table:table-cell office:value-type="string" calcext:value-type="string">
            <text:p>AM1 is closer</text:p>
          </table:table-cell>
        </table:table-row>
        <table:table-row table:style-name="ro1">
          <table:table-cell office:value-type="string" calcext:value-type="string">
            <text:p>AM1 because it is closer </text:p>
          </table:table-cell>
        </table:table-row>
        <table:table-row table:style-name="ro1">
          <table:table-cell office:value-type="string" calcext:value-type="string">
            <text:p>the position of each voltometer depended its reading</text:p>
          </table:table-cell>
        </table:table-row>
        <table:table-row table:style-name="ro1">
          <table:table-cell office:value-type="string" calcext:value-type="string">
            <text:p>because it would slow the current down and get to am1 and am2 one by 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 figured that if the resistance changed so both of them would change at the same ti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 100% sure but i think that the charge would reach each one at the same tim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uess</text:p>
          </table:table-cell>
        </table:table-row>
        <table:table-row table:style-name="ro1">
          <table:table-cell office:value-type="string" calcext:value-type="string">
            <text:p>lol im dumb im just guessing</text:p>
          </table:table-cell>
        </table:table-row>
        <table:table-row table:style-name="ro1">
          <table:table-cell office:value-type="string" calcext:value-type="string">
            <text:p>lol im dumb im just guessing</text:p>
          </table:table-cell>
        </table:table-row>
        <table:table-row table:style-name="ro1">
          <table:table-cell office:value-type="string" calcext:value-type="string">
            <text:p>not sure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i guessed</text:p>
          </table:table-cell>
        </table:table-row>
        <table:table-row table:style-name="ro1">
          <table:table-cell office:value-type="string" calcext:value-type="string">
            <text:p>i dont know</text:p>
          </table:table-cell>
        </table:table-row>
        <table:table-row table:style-name="ro1">
          <table:table-cell office:value-type="string" calcext:value-type="string">
            <text:p>They both are connected to the same power points</text:p>
          </table:table-cell>
        </table:table-row>
        <table:table-row table:style-name="ro1">
          <table:table-cell office:value-type="string" calcext:value-type="string">
            <text:p>i dont know how to explain it i sort of guessed</text:p>
          </table:table-cell>
        </table:table-row>
      </table:table>
      <table:table table:name="15" table:style-name="ta1">
        <table:table-column table:style-name="co14" table:default-cell-style-name="Default"/>
        <table:table-row table:style-name="ro1">
          <table:table-cell office:value-type="string" calcext:value-type="string">
            <text:p>I cant remember if it decreases over the circuit or if it splits when there is a split in the circui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ont know</text:p>
          </table:table-cell>
        </table:table-row>
        <table:table-row table:style-name="ro1">
          <table:table-cell office:value-type="string" calcext:value-type="string">
            <text:p>i dont have any.</text:p>
          </table:table-cell>
        </table:table-row>
        <table:table-row table:style-name="ro1">
          <table:table-cell office:value-type="string" calcext:value-type="string">
            <text:p>not really</text:p>
          </table:table-cell>
        </table:table-row>
        <table:table-row table:style-name="ro1">
          <table:table-cell office:value-type="string" calcext:value-type="string">
            <text:p>a lot</text:p>
          </table:table-cell>
        </table:table-row>
        <table:table-row table:style-name="ro1">
          <table:table-cell office:value-type="string" calcext:value-type="string">
            <text:p>i dont know</text:p>
          </table:table-cell>
        </table:table-row>
        <table:table-row table:style-name="ro1">
          <table:table-cell office:value-type="string" calcext:value-type="string">
            <text:p>Im not sure </text:p>
          </table:table-cell>
        </table:table-row>
        <table:table-row table:style-name="ro1">
          <table:table-cell office:value-type="string" calcext:value-type="string">
            <text:p>I dont know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easurement and source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understanding what on earth is actually going on because I am running on under an hour of sleep in the past few days and pure caffeine and I kind of just want to crawl into bed and sleep for a year</text:p>
          </table:table-cell>
        </table:table-row>
        <table:table-row table:style-name="ro1">
          <table:table-cell office:value-type="string" calcext:value-type="string">
            <text:p>understanding what on earth is actually going on because I am running on under an hour of sleep in the past few days and pure caffeine and I kind of just want to crawl into bed and sleep for a year</text:p>
          </table:table-cell>
        </table:table-row>
        <table:table-row table:style-name="ro1">
          <table:table-cell office:value-type="string" calcext:value-type="string">
            <text:p>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 much as i like science i have not done anything about circuits for around 2 years, so my concept of voltage is a little hazy</text:p>
          </table:table-cell>
        </table:table-row>
        <table:table-row table:style-name="ro1">
          <table:table-cell office:value-type="string" calcext:value-type="string">
            <text:p>i dont really know anything about this we havent been taught</text:p>
          </table:table-cell>
        </table:table-row>
        <table:table-row table:style-name="ro1">
          <table:table-cell office:value-type="string" calcext:value-type="string">
            <text:p>Everything, I never studied about it.</text:p>
          </table:table-cell>
        </table:table-row>
      </table:table>
      <table:named-expressions/>
      <table:data-pilot-tables>
        <table:data-pilot-table table:name="DataPilot1" table:application-data="" table:target-range-address="q1.A1:q1.B5" table:buttons="q1.A1" table:show-filter-button="false" table:drill-down-on-double-click="false">
          <table:source-cell-range table:cell-range-address="'Circuit Questions - Year 9'.A1:'Circuit Questions - Year 9'.A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hat would happen to the reading on a voltmeter connected across the resistor if I disconnect the battery from the circuit?" table:orientation="row" table:used-hierarchy="0" table:function="auto">
            <table:data-pilot-level table:show-empty="false" calcext:repeat-item-labels="false">
              <table:data-pilot-members>
                <table:data-pilot-member table:name="It would immediately drop to 0 V" table:display="true" table:show-details="true"/>
                <table:data-pilot-member table:name="It would slowly drop to 0 V" table:display="true" table:show-details="true"/>
                <table:data-pilot-member table:name="It would stay the s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hat would happen to the reading on a voltmeter connected across the resistor if I disconnect the battery from the circuit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q2.A1:q2.B5" table:buttons="q2.A1" table:show-filter-button="false" table:drill-down-on-double-click="false">
          <table:source-cell-range table:cell-range-address="'Circuit Questions - Year 9'.B1:'Circuit Questions - Year 9'.B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w, what would happen to the voltmeter reading across the battery if I disconnect the battery from the circuit?" table:orientation="row" table:used-hierarchy="0" table:function="auto">
            <table:data-pilot-level table:show-empty="false" calcext:repeat-item-labels="false">
              <table:data-pilot-members>
                <table:data-pilot-member table:name="It would immediately drop to 0 V" table:display="true" table:show-details="true"/>
                <table:data-pilot-member table:name="It would slowly drop to 0 V" table:display="true" table:show-details="true"/>
                <table:data-pilot-member table:name="It would stay the s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w, what would happen to the voltmeter reading across the battery if I disconnect the battery from the circuit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q3.A1:q3.B6" table:buttons="q3.A1" table:show-filter-button="false" table:drill-down-on-double-click="false">
          <table:source-cell-range table:cell-range-address="'Circuit Questions - Year 9'.C1:'Circuit Questions - Year 9'.C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 Circuit 2, what is the reading on voltmeter V2 (which measures the potential difference across the 8 ohm resistor)." table:orientation="row" table:used-hierarchy="0" table:function="auto">
            <table:data-pilot-level table:show-empty="false" calcext:repeat-item-labels="false">
              <table:data-pilot-members>
                <table:data-pilot-member table:name="16 V" table:display="true" table:show-details="true"/>
                <table:data-pilot-member table:name="2 V" table:display="true" table:show-details="true"/>
                <table:data-pilot-member table:name="4 V" table:display="true" table:show-details="true"/>
                <table:data-pilot-member table:name="8 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 Circuit 2, what is the reading on voltmeter V2 (which measures the potential difference across the 8 ohm resistor).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q4.A1:q4.B5" table:buttons="q4.A1" table:show-filter-button="false" table:drill-down-on-double-click="false">
          <table:source-cell-range table:cell-range-address="'Circuit Questions - Year 9'.D1:'Circuit Questions - Year 9'.D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ared to the 2 ohm resistor, the current going through the 8 ohm resistor is..." table:orientation="row" table:used-hierarchy="0" table:function="auto">
            <table:data-pilot-level table:show-empty="false" calcext:repeat-item-labels="false">
              <table:data-pilot-members>
                <table:data-pilot-member table:name="Higher" table:display="true" table:show-details="true"/>
                <table:data-pilot-member table:name="Lower" table:display="true" table:show-details="true"/>
                <table:data-pilot-member table:name="The s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ared to the 2 ohm resistor, the current going through the 8 ohm resistor is..." table:orientation="data" table:used-hierarchy="-1" table:function="count">
            <table:data-pilot-level calcext:repeat-item-labels="false"/>
          </table:data-pilot-field>
        </table:data-pilot-table>
        <table:data-pilot-table table:name="DataPilot5" table:application-data="" table:target-range-address="q5.A1:q5.B5" table:buttons="q5.A1" table:show-filter-button="false" table:drill-down-on-double-click="false">
          <table:source-cell-range table:cell-range-address="'Circuit Questions - Year 9'.E1:'Circuit Questions - Year 9'.E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 Circuit 3, what is the voltmeter reading for V1:" table:orientation="row" table:used-hierarchy="0" table:function="auto">
            <table:data-pilot-level table:show-empty="false" calcext:repeat-item-labels="false">
              <table:data-pilot-members>
                <table:data-pilot-member table:name="10V" table:display="true" table:show-details="true"/>
                <table:data-pilot-member table:name="2 V" table:display="true" table:show-details="true"/>
                <table:data-pilot-member table:name="20 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 Circuit 3, what is the voltmeter reading for V1:" table:orientation="data" table:used-hierarchy="-1" table:function="count">
            <table:data-pilot-level calcext:repeat-item-labels="false"/>
          </table:data-pilot-field>
        </table:data-pilot-table>
        <table:data-pilot-table table:name="DataPilot6" table:application-data="" table:target-range-address="q6.A1:q6.B5" table:buttons="q6.A1" table:show-filter-button="false" table:drill-down-on-double-click="false">
          <table:source-cell-range table:cell-range-address="'Circuit Questions - Year 9'.F1:'Circuit Questions - Year 9'.F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ared to the 2 ohm resistor, the current going through the 8 ohm resistor is..." table:orientation="row" table:used-hierarchy="0" table:function="auto">
            <table:data-pilot-level table:show-empty="false" calcext:repeat-item-labels="false">
              <table:data-pilot-members>
                <table:data-pilot-member table:name="Higher" table:display="true" table:show-details="true"/>
                <table:data-pilot-member table:name="Lower" table:display="true" table:show-details="true"/>
                <table:data-pilot-member table:name="The s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ared to the 2 ohm resistor, the current going through the 8 ohm resistor is..." table:orientation="data" table:used-hierarchy="-1" table:function="count">
            <table:data-pilot-level calcext:repeat-item-labels="false"/>
          </table:data-pilot-field>
        </table:data-pilot-table>
        <table:data-pilot-table table:name="DataPilot7" table:application-data="" table:target-range-address="q8.A1:q8.B6" table:buttons="q8.A1" table:show-filter-button="false" table:drill-down-on-double-click="false">
          <table:source-cell-range table:cell-range-address="'Circuit Questions - Year 9'.H1:'Circuit Questions - Year 9'.H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hat is potential difference? Do not answer in terms of formulae, instead think about what what this term represents in terms of charge." table:orientation="row" table:used-hierarchy="0" table:function="auto">
            <table:data-pilot-level table:show-empty="false" calcext:repeat-item-labels="false">
              <table:data-pilot-members>
                <table:data-pilot-member table:name="A property of current which relates it to the energy carried by the charge carriers" table:display="true" table:show-details="true"/>
                <table:data-pilot-member table:name="The difference in energy between 2 points through which charge carriers travel" table:display="true" table:show-details="true"/>
                <table:data-pilot-member table:name="The force caused by the charge carriers between 2 points on a circuit" table:display="true" table:show-details="true"/>
                <table:data-pilot-member table:name="The force that acts on the charge carriers between 2 points in a circu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hat is potential difference? Do not answer in terms of formulae, instead think about what what this term represents in terms of charge." table:orientation="data" table:used-hierarchy="-1" table:function="count">
            <table:data-pilot-level calcext:repeat-item-labels="false"/>
          </table:data-pilot-field>
        </table:data-pilot-table>
        <table:data-pilot-table table:name="DataPilot8" table:application-data="" table:target-range-address="q9.A1:q9.B6" table:buttons="q9.A1" table:show-filter-button="false" table:drill-down-on-double-click="false">
          <table:source-cell-range table:cell-range-address="'Circuit Questions - Year 9'.I1:'Circuit Questions - Year 9'.I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hat is the role of a battery in a circuit?" table:orientation="row" table:used-hierarchy="0" table:function="auto">
            <table:data-pilot-level table:show-empty="false" calcext:repeat-item-labels="false">
              <table:data-pilot-members>
                <table:data-pilot-member table:name="To act as a source of current" table:display="true" table:show-details="true"/>
                <table:data-pilot-member table:name="To act as a source of voltage" table:display="true" table:show-details="true"/>
                <table:data-pilot-member table:name="To create energy in the form of charge" table:display="true" table:show-details="true"/>
                <table:data-pilot-member table:name="To provide energy to the charge carri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hat is the role of a battery in a circuit?" table:orientation="data" table:used-hierarchy="-1" table:function="count">
            <table:data-pilot-level calcext:repeat-item-labels="false"/>
          </table:data-pilot-field>
        </table:data-pilot-table>
        <table:data-pilot-table table:name="DataPilot9" table:application-data="" table:target-range-address="q10.A1:q10.B4" table:buttons="q10.A1" table:show-filter-button="false" table:drill-down-on-double-click="false">
          <table:source-cell-range table:cell-range-address="'Circuit Questions - Year 9'.J1:'Circuit Questions - Year 9'.J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sider Circuit 4. The readings on the ammeters (which measure the current going through them) AM1 and AM2 are:" table:orientation="row" table:used-hierarchy="0" table:function="auto">
            <table:data-pilot-level table:show-empty="false" calcext:repeat-item-labels="false">
              <table:data-pilot-members>
                <table:data-pilot-member table:name="Different" table:display="true" table:show-details="true"/>
                <table:data-pilot-member table:name="The s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sider Circuit 4. The readings on the ammeters (which measure the current going through them) AM1 and AM2 are:" table:orientation="data" table:used-hierarchy="-1" table:function="count">
            <table:data-pilot-level calcext:repeat-item-labels="false"/>
          </table:data-pilot-field>
        </table:data-pilot-table>
        <table:data-pilot-table table:name="DataPilot10" table:application-data="" table:target-range-address="q11.A1:q11.B4" table:buttons="q11.A1" table:show-filter-button="false" table:drill-down-on-double-click="false">
          <table:source-cell-range table:cell-range-address="'Circuit Questions - Year 9'.K1:'Circuit Questions - Year 9'.K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e readings on the voltmeters VM1 and VM2 are:" table:orientation="row" table:used-hierarchy="0" table:function="auto">
            <table:data-pilot-level table:show-empty="false" calcext:repeat-item-labels="false">
              <table:data-pilot-members>
                <table:data-pilot-member table:name="Different" table:display="true" table:show-details="true"/>
                <table:data-pilot-member table:name="The s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e readings on the voltmeters VM1 and VM2 are:" table:orientation="data" table:used-hierarchy="-1" table:function="count">
            <table:data-pilot-level calcext:repeat-item-labels="false"/>
          </table:data-pilot-field>
        </table:data-pilot-table>
        <table:data-pilot-table table:name="DataPilot11" table:application-data="" table:target-range-address="q12.A1:q12.B6" table:buttons="q12.A1" table:show-filter-button="false" table:drill-down-on-double-click="false">
          <table:source-cell-range table:cell-range-address="'Circuit Questions - Year 9'.L1:'Circuit Questions - Year 9'.L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sider Circuit 4 in terms of the flow of charge, and what is going on with the charge carriers. Suddenly, I change the resistance of the resistor. What is the correct ordering of events?" table:orientation="row" table:used-hierarchy="0" table:function="auto">
            <table:data-pilot-level table:show-empty="false" calcext:repeat-item-labels="false">
              <table:data-pilot-members>
                <table:data-pilot-member table:name="AM1 changes, then AM2 does" table:display="true" table:show-details="true"/>
                <table:data-pilot-member table:name="AM2 changes, then AM1 does" table:display="true" table:show-details="true"/>
                <table:data-pilot-member table:name="Neither changes" table:display="true" table:show-details="true"/>
                <table:data-pilot-member table:name="They both change at the same ti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sider Circuit 4 in terms of the flow of charge, and what is going on with the charge carriers. Suddenly, I change the resistance of the resistor. What is the correct ordering of events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2:47:59.477621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8T14:31:47.955438233</dc:date>
    <meta:editing-duration>P1DT3H29M26S</meta:editing-duration>
    <meta:editing-cycles>4</meta:editing-cycles>
    <meta:generator>LibreOffice/7.0.4.2$Linux_X86_64 LibreOffice_project/00$Build-2</meta:generator>
    <meta:document-statistic meta:table-count="16" meta:cell-count="1697" meta:object-count="0"/>
  </office:meta>
</office:document-meta>
</file>